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5c97" officeooo:paragraph-rsid="001a5c97"/>
    </style:style>
    <style:style style:name="P2" style:family="paragraph" style:parent-style-name="Standard">
      <style:text-properties officeooo:rsid="001a5c97" officeooo:paragraph-rsid="001a5c97"/>
    </style:style>
    <style:style style:name="P3" style:family="paragraph" style:parent-style-name="Standard">
      <style:text-properties officeooo:rsid="001bfffc" officeooo:paragraph-rsid="001bff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Deep Learning Demo:</text:p>
      <text:p text:style-name="P1"/>
      <text:p text:style-name="P1">1) detectnet --model=models/condiment/ssd-mobilenet.onnx --labels=models/condiment/labels.txt --input-blob=input_0 --output-cvg=scores --output-bbox=boxes /dev/video2</text:p>
      <text:p text:style-name="P1"/>
      <text:p text:style-name="P1"/>
      <text:p text:style-name="P1"/>
      <text:p text:style-name="P1"/>
      <text:p text:style-name="P3">UPDATED:</text:p>
      <text:p text:style-name="P3"/>
      <text:p text:style-name="P3">detectnet --model=models/learn/ssd-mobilenet.onnx --labels=models/learn/labels.txt --input-blob=input_0 --output-cvg=scores --output-bbox=boxes /dev/video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5T17:08:08.836112296</meta:creation-date>
    <dc:date>2022-04-12T23:41:49.769412672</dc:date>
    <meta:editing-duration>PT17M59S</meta:editing-duration>
    <meta:editing-cycles>2</meta:editing-cycles>
    <meta:generator>LibreOffice/6.0.7.3$Linux_AARCH64 LibreOffice_project/00m0$Build-3</meta:generator>
    <meta:document-statistic meta:table-count="0" meta:image-count="0" meta:object-count="0" meta:page-count="1" meta:paragraph-count="4" meta:word-count="29" meta:character-count="348" meta:non-whitespace-character-count="333"/>
  </office:meta>
</office:document-meta>
</file>